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#---------- libraries</text:span></text:p>
      <text:p text:style-name="P2"><text:span text:style-name="T2">library(ggplot2)</text:span></text:p>
      <text:p text:style-name="P2"><text:span text:style-name="T2">library(dplyr)</text:span></text:p>
      <text:p text:style-name="P2"><text:span text:style-name="T2">library(tidyverse)</text:span></text:p>
      <text:p text:style-name="P2"><text:span text:style-name="T2">library(readxl)</text:span></text:p>
      <text:p text:style-name="P2"><text:span text:style-name="T2">library(gganimate)</text:span></text:p>
      <text:p text:style-name="P2"><text:span text:style-name="T2">library(gifski)</text:span></text:p>
      <text:p text:style-name="P2"><text:span text:style-name="T2">library(png)</text:span></text:p>
      <text:p text:style-name="P2"><text:span text:style-name="T2">devtools::install_github("thomasp85/transformr")</text:span></text:p>
      <text:p text:style-name="P3"><text:span text:style-name="T3">#------ working excel</text:span></text:p>
      <text:p text:style-name="P4"><text:span text:style-name="T4">Bca_data &lt;- read_excel(path = xl_data, sheet = "Bca")</text:span></text:p>
      <text:p text:style-name="P4"><text:span text:style-name="T4">Pga_data &lt;- read_excel(path = xl_data, sheet = "Pga")</text:span></text:p>
      <text:p text:style-name="P4"><text:span text:style-name="T4">Pca_data &lt;- read_excel(path = xl_data, sheet = "Pca")</text:span></text:p>
      <text:p text:style-name="P4"><text:span text:style-name="T4">SP_data &lt;- read_excel(path = xl_data, sheet = "S_Puerto")</text:span></text:p>
      <text:p text:style-name="P4"><text:span text:style-name="T4">Supe_data &lt;- read_excel(path = xl_data, sheet = "Supe")</text:span></text:p>
      <text:p text:style-name="P5"><text:span text:style-name="T5"># ---- working dates</text:span></text:p>
      <text:p text:style-name="P6"><text:span text:style-name="T6">Bca_data$Fecha &lt;- as.Date(Bca_data$Fecha)</text:span></text:p>
      <text:p text:style-name="P6"><text:span text:style-name="T6">Pga_data$Fecha &lt;- as.Date(Pga_data$Fecha)</text:span></text:p>
      <text:p text:style-name="P6"><text:span text:style-name="T6">Pca_data$Fecha &lt;- as.Date(Pca_data$Fecha)</text:span></text:p>
      <text:p text:style-name="P6"><text:span text:style-name="T6">SP_data$Fecha &lt;- as.Date(SP_data$Fecha)</text:span></text:p>
      <text:p text:style-name="P6"><text:span text:style-name="T6">Supe_data$Fecha &lt;- as.Date(Supe_data$Fecha)</text:span></text:p>
      <text:p text:style-name="P6"><text:span text:style-name="T6">#---- data joined</text:span></text:p>
      <text:p text:style-name="P6"><text:span text:style-name="T6">df2 &lt;- rbind(Bca_data, Pga_data, Pca_data, SP_data, Supe_data)</text:span></text:p>
      <text:p text:style-name="P6"><text:span text:style-name="T6">#---- plot</text:span></text:p>
      <text:p text:style-name="P6"><text:span text:style-name="T6">p &lt;- ggplot(df2, aes(x = Fecha, y = Confirmado, group= City))+</text:span></text:p>
      <text:p text:style-name="P6"><text:span text:style-name="T6"><text:s text:c="2"/>geom_line(aes(linetype= City, color= City))+</text:span></text:p>
      <text:p text:style-name="P6"><text:span text:style-name="T6"><text:s text:c="2"/>scale_color_manual(values = c("Barranca"="red", "Paramonga"="blue", "Pativilca"="#E69F00", "Supe_Puerto"="green", "Supe"="purple"))+</text:span></text:p>
      <text:p text:style-name="P6"><text:span text:style-name="T6"><text:s text:c="2"/>scale_linetype_manual(values = c("solid", "longdash", "twodash", "dotted", "dotdash"))+</text:span></text:p>
      <text:p text:style-name="P6"><text:span text:style-name="T6"><text:s text:c="2"/>#labs(#title = "Confirmed cases",</text:span></text:p>
      <text:p text:style-name="P6"><text:span text:style-name="T6"><text:s text:c="7"/>#subtitle = "Source",</text:span></text:p>
      <text:p text:style-name="P6"><text:span text:style-name="T6"><text:s text:c="7"/>#caption = "Autor:<text:s text:c="2"/>")+</text:span></text:p>
      <text:p text:style-name="P6"><text:span text:style-name="T6"><text:s text:c="2"/>theme(plot.title = element_text(hjust = 0.5, size = 12, face = "bold"),</text:span></text:p>
      <text:p text:style-name="P6"><text:span text:style-name="T6"><text:s text:c="8"/>legend.position = "bottom",</text:span></text:p>
      <text:p text:style-name="P6"><text:span text:style-name="T6"><text:s text:c="8"/>legend.box = "vertical",</text:span></text:p>
      <text:p text:style-name="P6"><text:span text:style-name="T6"><text:s text:c="8"/>legend.title = element_text(size = 11, face = "bold"),</text:span></text:p>
      <text:p text:style-name="P6"><text:span text:style-name="T6"><text:s text:c="8"/>legend.text = element_text(size = 8, face = "bold"),</text:span></text:p>
      <text:p text:style-name="P6"><text:span text:style-name="T6"><text:s text:c="8"/>plot.subtitle = element_text(hjust = 0.5, size = 11, face = "bold"),</text:span></text:p>
      <text:p text:style-name="P6"><text:span text:style-name="T6"><text:s text:c="8"/>plot.caption = element_text(hjust = 1, size = 11, face = "italic"))+</text:span></text:p>
      <text:p text:style-name="P6"><text:span text:style-name="T6"><text:s text:c="2"/>transition_time(Fecha)</text:span></text:p>
      <text:p text:style-name="P6"><text:span text:style-name="T6"><text:s text:c="2"/>#transition_reveal(Fecha, keep_last = TRUE)</text:span></text:p>
      <text:p text:style-name="P6"><text:span text:style-name="T6">p<text:s text:c="2"/></text:span></text:p>
      <text:p text:style-name="P6"><text:span text:style-name="T6"/></text:p>
      <text:p text:style-name="P7"><text:span text:style-name="T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